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2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4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fo:font-weight="bold" style:font-style-asian="italic" style:font-weight-asian="bold" fo:background-color="#ffff00"/>
    </style:style>
    <style:style style:name="T4" style:family="text">
      <style:text-properties style:text-underline-style="none"/>
    </style:style>
    <style:style style:name="T5" style:family="text">
      <style:text-properties fo:background-color="#ffff00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fo:font-size="13pt" fo:font-weight="bold" style:font-size-asian="13pt" style:font-weight-asian="bold" style:font-size-complex="13pt"/>
    </style:style>
    <style:style style:name="T8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4zldew1092k0"/><text:span text:style-name="T1">1. What Is Technical Communication?</text:span></text:p>
      <text:p text:style-name="Standard"/>
      <text:list xml:id="list988551779" text:style-name="WWNum8">
        <text:list-item>
          <text:p text:style-name="P1">The objective of <text:span text:style-name="T2">technical communication</text:span> is to <text:span text:style-name="T2">exchange technical information </text:span><text:span text:style-name="T3">clearly, accurately and concisely</text:span>.</text:p>
        </text:list-item>
        <text:list-item>
          <text:p text:style-name="P1">Technical information must be objective and exclude any source of subjectiveness as much as possible.</text:p>
        </text:list-item>
      </text:list>
      <text:p text:style-name="Standard"/>
      <text:p text:style-name="Standard">Quality of technical communication is evaluated with the following criteria.</text:p>
      <text:list xml:id="list2633150151" text:style-name="WWNum6">
        <text:list-item>
          <text:p text:style-name="P2">Clarity</text:p>
        </text:list-item>
        <text:list-item>
          <text:p text:style-name="P8">Conciseness</text:p>
        </text:list-item>
        <text:list-item>
          <text:p text:style-name="P8">Accuracy</text:p>
        </text:list-item>
        <text:list-item>
          <text:p text:style-name="P8">Simplicity</text:p>
        </text:list-item>
        <text:list-item>
          <text:p text:style-name="P8">Objectivity</text:p>
        </text:list-item>
        <text:list-item>
          <text:p text:style-name="P8">Organization</text:p>
        </text:list-item>
        <text:list-item>
          <text:p text:style-name="P13">Ethics</text:p>
        </text:list-item>
      </text:list>
      <text:p text:style-name="P20"/>
      <text:p text:style-name="P20">Technical Writing uses <text:span text:style-name="T3">Jargon </text:span><text:span text:style-name="T5"><text:s/>A vocabulary of a field </text:span></text:p>
      <text:p text:style-name="P20"/>
      <text:p text:style-name="Standard"><text:span text:style-name="T6">Examples of </text:span><text:s/>Technical Terms in Computer Science</text:p>
      <text:list xml:id="list2478332305" text:style-name="WWNum3">
        <text:list-item>
          <text:p text:style-name="P19">Hard Disk Drive, OS (Operating System), Download</text:p>
        </text:list-item>
      </text:list>
      <text:p text:style-name="P21"><text:span text:style-name="T6">Brainstorm Jargon </text:span></text:p>
      <text:p text:style-name="P23"><text:bookmark text:name="_gryrfb8oqm5d"/><text:span text:style-name="T1">2. Major Elements of Technical Communication</text:span></text:p>
      <text:p text:style-name="Standard">To achieve the objective of technical communication, we need the following.</text:p>
      <text:list xml:id="list2380780949" text:style-name="WWNum1">
        <text:list-item>
          <text:p text:style-name="P3">Logical Reasoning</text:p>
        </text:list-item>
        <text:list-item>
          <text:p text:style-name="P9">Mathematics</text:p>
        </text:list-item>
        <text:list-item>
          <text:p text:style-name="P9">Terminology</text:p>
        </text:list-item>
        <text:list-item>
          <text:p text:style-name="P14">Organization (e.g., Hierarchical Structure)</text:p>
        </text:list-item>
      </text:list>
      <text:p text:style-name="P22"><text:bookmark text:name="_4bmdoughdt9c"/><text:soft-page-break/><text:span text:style-name="T7">(a) Logical Reasoning</text:span></text:p>
      <text:p text:style-name="Standard">The most important element of technical communication is to express everything logically. </text:p>
      <text:p text:style-name="Standard"/>
      <text:p text:style-name="Standard">A logical argument includes premises and a conclusion logically drawn from the premises.</text:p>
      <text:list xml:id="list2260038346" text:style-name="WWNum4">
        <text:list-item>
          <text:p text:style-name="P4">State each premise clearly </text:p>
        </text:list-item>
        <text:list-item>
          <text:p text:style-name="P10">Provide evidence for each premise </text:p>
        </text:list-item>
        <text:list-item>
          <text:p text:style-name="P10">Present steps of logical inferences</text:p>
        </text:list-item>
        <text:list-item>
          <text:p text:style-name="P15">State the conclusion clearly</text:p>
        </text:list-item>
      </text:list>
      <text:p text:style-name="Standard"><text:span text:style-name="T6">See </text:span><text:a xlink:type="simple" xlink:href="https://owl.english.purdue.edu/owl/resource/659/04/" text:style-name="ListLabel_20_82" text:visited-style-name="ListLabel_20_82"><text:span text:style-name="T8">Logic in Argumentative Writing</text:span></text:a> in Purdue OWL</text:p>
      <text:p text:style-name="P22"><text:bookmark text:name="_8r5zwbbvcgqj"/><text:span text:style-name="T7">Organization</text:span></text:p>
      <text:p text:style-name="Standard"/>
      <text:p text:style-name="Standard">Strong structure is beneficial in two ways:.</text:p>
      <text:list xml:id="list2679409379" text:style-name="WWNum7">
        <text:list-item>
          <text:p text:style-name="P5">Its essence can quickly be grasped.</text:p>
        </text:list-item>
        <text:list-item>
          <text:p text:style-name="P16">A particular part can easily be searched after the first glance.</text:p>
        </text:list-item>
      </text:list>
      <text:p text:style-name="P23"><text:bookmark text:name="_pj3nufrf5p24"/><text:span text:style-name="T1">3. Principles of Composition</text:span></text:p>
      <text:p text:style-name="Standard">The following principles should be applied to composition of sentences in technical communication.</text:p>
      <text:list xml:id="list794719495" text:style-name="WWNum5">
        <text:list-item>
          <text:p text:style-name="P6"><text:span text:style-name="T5">Logical</text:span></text:p>
        </text:list-item>
        <text:list-item>
          <text:p text:style-name="P11"><text:span text:style-name="T5">Simple</text:span></text:p>
        </text:list-item>
        <text:list-item>
          <text:p text:style-name="P11"><text:span text:style-name="T5">Unambiguous</text:span></text:p>
        </text:list-item>
        <text:list-item>
          <text:p text:style-name="P11"><text:span text:style-name="T5">Explicit</text:span></text:p>
        </text:list-item>
        <text:list-item>
          <text:p text:style-name="P11"><text:span text:style-name="T5">Well-Organized (i.e., Structured)</text:span></text:p>
        </text:list-item>
        <text:list-item>
          <text:p text:style-name="P11"><text:span text:style-name="T5">Concise (i.e., Short)</text:span></text:p>
        </text:list-item>
        <text:list-item>
          <text:p text:style-name="P17"><text:span text:style-name="T5">Objective</text:span></text:p>
        </text:list-item>
      </text:list>
      <text:p text:style-name="Standard">The following are guidelines to be observed in composition of sentences.</text:p>
      <text:list xml:id="list4191572631" text:style-name="WWNum9">
        <text:list-item>
          <text:p text:style-name="P7"><text:span text:style-name="T5">Simple &amp; Short Sentences → One Theme per Sentence</text:span></text:p>
        </text:list-item>
        <text:list-item>
          <text:p text:style-name="P12"><text:span text:style-name="T5">Unambiguous Phrases &amp; Structures</text:span></text:p>
        </text:list-item>
        <text:list-item>
          <text:p text:style-name="P12"><text:soft-page-break/><text:span text:style-name="T5">Consistent Wording &amp; Terminology</text:span></text:p>
        </text:list-item>
        <text:list-item>
          <text:p text:style-name="P12"><text:span text:style-name="T5">Appropriate Punctuations</text:span></text:p>
        </text:list-item>
        <text:list-item>
          <text:p text:style-name="P12"><text:span text:style-name="T5">Clear References by Pronouns and the Definite Article "the"</text:span></text:p>
        </text:list-item>
      </text:list>
      <text:list xml:id="list1884168131" text:style-name="WWNum2">
        <text:list-item>
          <text:p text:style-name="P18"><text:a xlink:type="simple" xlink:href="http://writing.engr.psu.edu/exercises/exercise1.html" text:style-name="ListLabel_20_82" text:visited-style-name="ListLabel_20_82"><text:span text:style-name="T8">Exercise on Style in Scientific Writing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9" meta:word-count="286" meta:character-count="1855" meta:non-whitespace-character-count="1644"/>
    <meta:generator>LibreOfficeDev/6.0.5.2$Linux_X86_64 LibreOffice_project/</meta:generator>
  </office:meta>
</office:document-meta>
</file>